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adornments="Félkövér" style:font-family-generic="swiss" style:font-pitch="fixed"/>
    <style:font-face style:name="Calisto MT" svg:font-family="'Calisto MT'" style:font-adornments="Félkövér" style:font-family-generic="roman" style:font-pitch="variable"/>
    <style:font-face style:name="Droid Serif1" svg:font-family="'Droid Serif'" style:font-family-generic="roman" style:font-pitch="variable"/>
    <style:font-face style:name="Droid Serif" svg:font-family="'Droid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color="#808080" officeooo:rsid="00171f08" officeooo:paragraph-rsid="00171f08"/>
    </style:style>
    <style:style style:name="P2" style:family="paragraph" style:parent-style-name="Footer">
      <style:paragraph-properties fo:margin-left="0cm" fo:margin-right="0.026cm" fo:text-indent="0cm" style:auto-text-indent="false">
        <style:tab-stops>
          <style:tab-stop style:position="9.001cm" style:type="center"/>
          <style:tab-stop style:position="17.013cm" style:type="right"/>
        </style:tab-stops>
      </style:paragraph-properties>
      <style:text-properties fo:color="#808080" officeooo:rsid="00171f08" officeooo:paragraph-rsid="00171f08"/>
    </style:style>
    <style:style style:name="P3" style:family="paragraph" style:parent-style-name="Standard">
      <style:paragraph-properties fo:margin-top="0.7cm" fo:margin-bottom="0cm" style:contextual-spacing="false" fo:text-align="center" style:justify-single-word="false"/>
      <style:text-properties style:font-name="Droid Serif1" fo:font-size="14pt" fo:font-weight="bold" officeooo:rsid="000d1325" officeooo:paragraph-rsid="000d1325" style:font-size-asian="14pt" style:font-weight-asian="bold" style:font-size-complex="14pt" style:font-weight-complex="bold"/>
    </style:style>
    <style:style style:name="P4" style:family="paragraph" style:parent-style-name="Első_20_szintű">
      <style:text-properties officeooo:paragraph-rsid="001d0639"/>
    </style:style>
    <style:style style:name="P5" style:family="paragraph" style:parent-style-name="Másod_20_szintű">
      <style:text-properties officeooo:paragraph-rsid="00216504"/>
    </style:style>
    <style:style style:name="P6" style:family="paragraph" style:parent-style-name="Másod_20_szintű">
      <style:text-properties officeooo:paragraph-rsid="00227d06"/>
    </style:style>
    <style:style style:name="P7" style:family="paragraph" style:parent-style-name="Sima_20_szöveg">
      <style:text-properties officeooo:paragraph-rsid="001cd584"/>
    </style:style>
    <style:style style:name="P8" style:family="paragraph" style:parent-style-name="Sima_20_szöveg">
      <style:text-properties officeooo:paragraph-rsid="001f9524"/>
    </style:style>
    <style:style style:name="P9" style:family="paragraph" style:parent-style-name="Heading_20_1">
      <style:paragraph-properties fo:margin-top="0cm" fo:margin-bottom="0cm" style:contextual-spacing="false" fo:text-align="center" style:justify-single-word="false"/>
      <style:text-properties style:font-name="Droid Serif1"/>
    </style:style>
    <style:style style:name="P10" style:family="paragraph" style:parent-style-name="Első_20_szintű">
      <style:text-properties officeooo:rsid="001cbaf2" officeooo:paragraph-rsid="001cbaf2"/>
    </style:style>
    <style:style style:name="P11" style:family="paragraph" style:parent-style-name="Első_20_szintű">
      <style:text-properties officeooo:rsid="001f9524"/>
    </style:style>
    <style:style style:name="P12" style:family="paragraph" style:parent-style-name="Másod_20_szintű">
      <style:text-properties officeooo:rsid="00227d06" officeooo:paragraph-rsid="00227d06"/>
    </style:style>
    <style:style style:name="P13" style:family="paragraph" style:parent-style-name="Másod_20_szintű">
      <style:text-properties officeooo:paragraph-rsid="002a7a0e"/>
    </style:style>
    <style:style style:name="P14" style:family="paragraph" style:parent-style-name="Másod_20_szintű">
      <style:text-properties officeooo:paragraph-rsid="002b37f0"/>
    </style:style>
    <style:style style:name="P15" style:family="paragraph" style:parent-style-name="Sima_20_szöveg">
      <style:text-properties officeooo:rsid="001cd584" officeooo:paragraph-rsid="001cd584"/>
    </style:style>
    <style:style style:name="P16" style:family="paragraph" style:parent-style-name="Sima_20_szöveg">
      <style:text-properties officeooo:rsid="001d0639" officeooo:paragraph-rsid="001cd584"/>
    </style:style>
    <style:style style:name="P17" style:family="paragraph" style:parent-style-name="Sima_20_szöveg">
      <style:text-properties officeooo:rsid="001d0639" officeooo:paragraph-rsid="001d0639"/>
    </style:style>
    <style:style style:name="P18" style:family="paragraph" style:parent-style-name="Sima_20_szöveg">
      <style:text-properties officeooo:rsid="001d0639" officeooo:paragraph-rsid="002a7a0e"/>
    </style:style>
    <style:style style:name="P19" style:family="paragraph" style:parent-style-name="Sima_20_szöveg" style:list-style-name="L1">
      <style:text-properties officeooo:paragraph-rsid="001e5b9b"/>
    </style:style>
    <style:style style:name="P20" style:family="paragraph" style:parent-style-name="Sima_20_szöveg" style:list-style-name="L1">
      <style:text-properties officeooo:rsid="001e5b9b" officeooo:paragraph-rsid="001e5b9b"/>
    </style:style>
    <style:style style:name="P21" style:family="paragraph" style:parent-style-name="Sima_20_szöveg">
      <style:text-properties officeooo:rsid="001f9524" officeooo:paragraph-rsid="001f9524"/>
    </style:style>
    <style:style style:name="P22" style:family="paragraph" style:parent-style-name="Sima_20_szöveg" style:list-style-name="L2">
      <style:text-properties officeooo:rsid="001f9524" officeooo:paragraph-rsid="001f9524"/>
    </style:style>
    <style:style style:name="P23" style:family="paragraph" style:parent-style-name="Sima_20_szöveg" style:list-style-name="L2">
      <style:text-properties officeooo:paragraph-rsid="001f9524"/>
    </style:style>
    <style:style style:name="P24" style:family="paragraph" style:parent-style-name="Sima_20_szöveg" style:list-style-name="L3">
      <style:text-properties officeooo:paragraph-rsid="00216504"/>
    </style:style>
    <style:style style:name="P25" style:family="paragraph" style:parent-style-name="Sima_20_szöveg" style:list-style-name="L3">
      <style:text-properties officeooo:rsid="00216504" officeooo:paragraph-rsid="00216504"/>
    </style:style>
    <style:style style:name="P26" style:family="paragraph" style:parent-style-name="Sima_20_szöveg">
      <style:text-properties officeooo:rsid="00216504" officeooo:paragraph-rsid="00216504"/>
    </style:style>
    <style:style style:name="P27" style:family="paragraph" style:parent-style-name="Sima_20_szöveg" style:list-style-name="L4">
      <style:text-properties officeooo:rsid="00216504" officeooo:paragraph-rsid="00216504"/>
    </style:style>
    <style:style style:name="P28" style:family="paragraph" style:parent-style-name="Sima_20_szöveg" style:list-style-name="L4">
      <style:text-properties officeooo:rsid="00216504" officeooo:paragraph-rsid="0021f894"/>
    </style:style>
    <style:style style:name="P29" style:family="paragraph" style:parent-style-name="Sima_20_szöveg" style:list-style-name="L4">
      <style:text-properties officeooo:paragraph-rsid="00216504"/>
    </style:style>
    <style:style style:name="P30" style:family="paragraph" style:parent-style-name="Sima_20_szöveg" style:list-style-name="L4">
      <style:text-properties officeooo:paragraph-rsid="0021f894"/>
    </style:style>
    <style:style style:name="P31" style:family="paragraph" style:parent-style-name="Sima_20_szöveg" style:list-style-name="L4">
      <style:text-properties officeooo:rsid="0021f894" officeooo:paragraph-rsid="0021f894"/>
    </style:style>
    <style:style style:name="P32" style:family="paragraph" style:parent-style-name="Sima_20_szöveg">
      <style:text-properties officeooo:rsid="00227d06" officeooo:paragraph-rsid="00227d06"/>
    </style:style>
    <style:style style:name="P33" style:family="paragraph" style:parent-style-name="Sima_20_szöveg" style:list-style-name="L5">
      <style:text-properties officeooo:rsid="00227d06" officeooo:paragraph-rsid="00227d06"/>
    </style:style>
    <style:style style:name="P34" style:family="paragraph" style:parent-style-name="Sima_20_szöveg" style:list-style-name="L6">
      <style:text-properties officeooo:rsid="00227d06" officeooo:paragraph-rsid="00227d06"/>
    </style:style>
    <style:style style:name="P35" style:family="paragraph" style:parent-style-name="Sima_20_szöveg" style:list-style-name="L6">
      <style:text-properties officeooo:rsid="00227d06" officeooo:paragraph-rsid="00261c55"/>
    </style:style>
    <style:style style:name="P36" style:family="paragraph" style:parent-style-name="Sima_20_szöveg" style:list-style-name="L5">
      <style:text-properties officeooo:paragraph-rsid="00227d06"/>
    </style:style>
    <style:style style:name="P37" style:family="paragraph" style:parent-style-name="Sima_20_szöveg" style:list-style-name="L6">
      <style:text-properties officeooo:paragraph-rsid="00227d06"/>
    </style:style>
    <style:style style:name="P38" style:family="paragraph" style:parent-style-name="Sima_20_szöveg">
      <style:text-properties officeooo:paragraph-rsid="002a7a0e"/>
    </style:style>
    <style:style style:name="P39" style:family="paragraph" style:parent-style-name="Sima_20_szöveg">
      <style:text-properties officeooo:paragraph-rsid="002aae37"/>
    </style:style>
    <style:style style:name="P40" style:family="paragraph" style:parent-style-name="Sima_20_szöveg">
      <style:text-properties officeooo:paragraph-rsid="002b37f0"/>
    </style:style>
    <style:style style:name="T1" style:family="text">
      <style:text-properties officeooo:rsid="001cbaf2"/>
    </style:style>
    <style:style style:name="T2" style:family="text">
      <style:text-properties officeooo:rsid="000d1325"/>
    </style:style>
    <style:style style:name="T3" style:family="text">
      <style:text-properties fo:font-size="14pt" fo:font-style="italic" fo:font-weight="normal" officeooo:rsid="000d1325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f9524" style:font-size-asian="14pt" style:font-size-complex="14pt"/>
    </style:style>
    <style:style style:name="T6" style:family="text">
      <style:text-properties fo:font-size="14pt" officeooo:rsid="00216504" style:font-size-asian="14pt" style:font-size-complex="14pt"/>
    </style:style>
    <style:style style:name="T7" style:family="text">
      <style:text-properties fo:font-size="14pt" officeooo:rsid="00227d06" style:font-size-asian="14pt" style:font-size-complex="14pt"/>
    </style:style>
    <style:style style:name="T8" style:family="text">
      <style:text-properties fo:font-size="14pt" officeooo:rsid="00261c55" style:font-size-asian="14pt" style:font-size-complex="14pt"/>
    </style:style>
    <style:style style:name="T9" style:family="text">
      <style:text-properties fo:font-size="14pt" officeooo:rsid="002b37f0" style:font-size-asian="14pt" style:font-size-complex="14pt"/>
    </style:style>
    <style:style style:name="T10" style:family="text">
      <style:text-properties fo:font-size="36pt" fo:font-weight="normal" officeooo:rsid="000d1325" style:font-size-asian="36pt" style:font-weight-asian="normal" style:font-size-complex="36pt" style:font-weight-complex="normal"/>
    </style:style>
    <style:style style:name="T11" style:family="text">
      <style:text-properties officeooo:rsid="001cd584"/>
    </style:style>
    <style:style style:name="T12" style:family="text">
      <style:text-properties officeooo:rsid="001d0639"/>
    </style:style>
    <style:style style:name="T13" style:family="text">
      <style:text-properties officeooo:rsid="001e5b9b"/>
    </style:style>
    <style:style style:name="T14" style:family="text">
      <style:text-properties officeooo:rsid="001f9524"/>
    </style:style>
    <style:style style:name="T15" style:family="text">
      <style:text-properties officeooo:rsid="00216504"/>
    </style:style>
    <style:style style:name="T16" style:family="text">
      <style:text-properties officeooo:rsid="0021f894"/>
    </style:style>
    <style:style style:name="T17" style:family="text">
      <style:text-properties fo:font-size="20pt" officeooo:rsid="001d0639" style:font-size-asian="20pt" style:font-size-complex="20pt"/>
    </style:style>
    <style:style style:name="T18" style:family="text">
      <style:text-properties fo:font-size="15pt" officeooo:rsid="001f9524" style:font-size-asian="15pt" style:font-size-complex="15pt"/>
    </style:style>
    <style:style style:name="T19" style:family="text">
      <style:text-properties fo:font-size="15pt" officeooo:rsid="002a7a0e" style:font-size-asian="15pt" style:font-size-complex="15pt"/>
    </style:style>
    <style:style style:name="T20" style:family="text">
      <style:text-properties fo:font-size="15pt" officeooo:rsid="002aae37" style:font-size-asian="15pt" style:font-size-complex="15pt"/>
    </style:style>
    <style:style style:name="T21" style:family="text">
      <style:text-properties fo:font-size="18pt" officeooo:rsid="001d0639" style:font-size-asian="18pt" style:font-size-complex="18pt"/>
    </style:style>
    <style:style style:name="T22" style:family="text">
      <style:text-properties officeooo:rsid="00227d06"/>
    </style:style>
    <style:style style:name="T23" style:family="text">
      <style:text-properties officeooo:rsid="00246267"/>
    </style:style>
    <style:style style:name="T24" style:family="text">
      <style:text-properties officeooo:rsid="00261c55"/>
    </style:style>
    <style:style style:name="T25" style:family="text">
      <style:text-properties officeooo:rsid="002a7a0e"/>
    </style:style>
    <style:style style:name="T26" style:family="text">
      <style:text-properties officeooo:rsid="002aae37"/>
    </style:style>
    <style:style style:name="T27" style:family="text">
      <style:text-properties officeooo:rsid="002b37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0">S.U.M.S.U.M.</text:span><text:span text:style-name="T2"><text:line-break/></text:span><text:span text:style-name="T3">Super Unusual Medieval Strategic Ultimate Mission</text:span></text:h>
      <text:p text:style-name="P3"><text:span text:style-name="T1">Programozói</text:span> dokumentáció</text:p>
      <text:p text:style-name="P10">1. Bevezetés</text:p>
      <text:p text:style-name="P15">A játékom (fő része) programozói szempontból egy fiktív világ szimulálása és a szereplőinek irányítása: <text:span text:style-name="T27">a</text:span> falvaknak minden egyes pillanatban ki kell számítani az állapotát; a számítógép által irányított falvakon le kell futtatni a mesterséges intelligencia algoritmusát; a menetelő zászlóaljaknak ki kell számítanom a pozícióját; a harcok kimeneteleit is meg kell állapítani; stb.</text:p>
      <text:p text:style-name="P15"/>
      <text:p text:style-name="P15">Ezen felül a felhasználó által generált eseményeket is néznem kell, azokra reagálni kell, megfelelő algoritmusokat lefuttatni, stb.</text:p>
      <text:p text:style-name="P15"/>
      <text:p text:style-name="P7"><text:span text:style-name="T11">És mivel a program rendelkezik menüvel, </text:span><text:span text:style-name="T12">ott is figyelnem kell a program eseményeit, kirajzolni a megváltozott menüt, stb.</text:span></text:p>
      <text:p text:style-name="P16"/>
      <text:p text:style-name="P17">Ebből is látszik, hogy a programom eléggé összetett, ezért fontos volt, hogy könnyen bővíthető és megfelelően strukturált kódot írjak. Így a programomat állapotokra, azokat külön fájlokra, és még néhány egyéb fájlra bontottam.</text:p>
      <text:p text:style-name="Első_20_szintű"><text:span text:style-name="T12">2. </text:span><text:span text:style-name="Mono"><text:span text:style-name="T21">globals.c</text:span></text:span><text:span text:style-name="T17"> és </text:span><text:span text:style-name="Mono"><text:span text:style-name="T21">globals.h</text:span></text:span></text:p>
      <text:p text:style-name="P17">Ez a két fájl tárolja az összes saját típus definícióját, amit használok a programban (a főmenü struktúráját, a falvak információit tároló struktúrát, stb.), a globális függvényeket, mint az állapotváltás függvényét, és ezen kívül még ebben hozom létre azt a néhány változót (struktúrát), amit az egész programban használok.</text:p>
      <text:p text:style-name="P17"/>
      <text:p text:style-name="P17">A játékomnak nem kell tudnia egyszerre több világot szimulálni, egyszerre több ablakkal rendelkezni, vagy több főmenüt tartalmazni, ezért ezekhez praktikusabb volt globális változókat használni, amiket nem kell minden függvénynek átadni, mivel <text:span text:style-name="T27">mindegyik</text:span> mindenhol eléri.</text:p>
      <text:p text:style-name="P17"/>
      <text:p text:style-name="P18"><text:span text:style-name="T25">A fontosabb típusok, </text:span><text:span text:style-name="T26">függvények</text:span><text:span text:style-name="T25">:</text:span></text:p>
      <text:p text:style-name="P14"><text:span text:style-name="T25">2.1. </text:span><text:span text:style-name="Mono"><text:span text:style-name="T19">enum GLOBALS {...};</text:span></text:span></text:p>
      <text:p text:style-name="P38"><text:span text:style-name="T25">Ebben az enumerációban globális konstansokat tárolok, mint például egy katona nyersanyagköltsége vagy egy zászlóalj mérete. </text:span><text:span text:style-name="T27">Ez a program könnyű konfigurálása miatt lett létrehozva.</text:span></text:p>
      <text:p text:style-name="P13"><text:soft-page-break/><text:span text:style-name="T25">2.2. </text:span><text:span text:style-name="Mono"><text:span text:style-name="T19">enum PROGRAM_STATES {...};</text:span></text:span></text:p>
      <text:p text:style-name="P38"><text:span text:style-name="T25">Ebben az enumerációban tárolom le a játék lehetséges állapotait, amit állapotváltáshoz használók.</text:span></text:p>
      <text:p text:style-name="P14"><text:span text:style-name="T26">2.3. </text:span><text:span text:style-name="Mono"><text:span text:style-name="T20">struct PROGRAM_PROPERTIES {</text:span></text:span><text:span text:style-name="Mono"><text:span text:style-name="T19">...</text:span></text:span><text:span text:style-name="Mono"><text:span text:style-name="T20">};</text:span></text:span></text:p>
      <text:p text:style-name="P39"><text:span text:style-name="T26">Ez a struktúra tárolja a program főbb tulajdonságait: a </text:span><text:span text:style-name="T27">videokimenetet</text:span><text:span text:style-name="T26">; az utolsó esemény struktúráját; a fő algoritmus utolsó lefutásának idejét, és a lefutások számának másodpercenkénti maximumát; a kurzor helyét; a program állapotát; és a betöltött betűtípusokat.</text:span></text:p>
      <text:p text:style-name="P14"><text:span text:style-name="T25">2.</text:span><text:span text:style-name="T26">4</text:span><text:span text:style-name="T25">. </text:span><text:span text:style-name="Mono"><text:span text:style-name="T19">struct MAIN_MENU_PROPERTIES {...};</text:span></text:span></text:p>
      <text:p text:style-name="P38"><text:span text:style-name="T25">Ez a struktúra tárolja a főmenü összes tulajdonságát: a játékos által begépelt nevet; egyes menüpontok kiválasztott értékeit; és az aktív (kijelölt) menüpontot. Az utóbbi megvalósítása miatt a menü egy saját állapotgéppel rendelkezik (és a menüpontok is).</text:span></text:p>
      <text:p text:style-name="P14"><text:span text:style-name="T25">2.</text:span><text:span text:style-name="T26">5</text:span><text:span text:style-name="T25">. </text:span><text:span text:style-name="Mono"><text:span text:style-name="T19">struct IMAGES {...};</text:span></text:span></text:p>
      <text:p text:style-name="P38"><text:span text:style-name="T25">Ebbe a struktúrába töltöm be az összes képet a program elindulásakor, amiket utána bárhonnét elérek.</text:span></text:p>
      <text:p text:style-name="P14"><text:span text:style-name="T25">2.</text:span><text:span text:style-name="T26">6</text:span><text:span text:style-name="T25">. </text:span><text:span text:style-name="Mono"><text:span text:style-name="T19">struct TOWN {...};</text:span></text:span></text:p>
      <text:p text:style-name="P38"><text:span text:style-name="T25">Ez tárolja egy adott falu összes tulajdonságát: pozíció; szín; parasztok, nyersanyagok, katonák száma; és mivel a falukat láncolt listában tárolom, a struktúra tartalmaz egy pointert a lista következő elemére.</text:span></text:p>
      <text:p text:style-name="P38"><text:span text:style-name="T25">Amúgy ez a lista egy egyszeresen linkelt, elején strázsás lista.</text:span></text:p>
      <text:p text:style-name="P14"><text:span text:style-name="T26">2.7. </text:span><text:span text:style-name="Mono"><text:span text:style-name="T20">struct UNIT {</text:span></text:span><text:span text:style-name="Mono"><text:span text:style-name="T19">...</text:span></text:span><text:span text:style-name="Mono"><text:span text:style-name="T20">};</text:span></text:span></text:p>
      <text:p text:style-name="P39"><text:span text:style-name="T26">Ez a struktúra tárolja egy adott zászlóalj tulajdonságait: honnét megy; hova megy; milyen a színe; mikor indult; és mikor fog megérkezni.</text:span></text:p>
      <text:p text:style-name="P39"><text:span text:style-name="T26">És mivel a zászlóaljakat egy kétszeresen linkelt, mindkét végén strázsás listában tárolom, minden egyes struktúra tartalmaz két pointert az előző és a következő zászlóaljra.</text:span></text:p>
      <text:p text:style-name="P14"><text:span text:style-name="T26">2.8. </text:span><text:span text:style-name="Mono"><text:span text:style-name="T20">sturct MATCH_PROPERTIES {</text:span></text:span><text:span text:style-name="Mono"><text:span text:style-name="T19">...</text:span></text:span><text:span text:style-name="Mono"><text:span text:style-name="T20">};</text:span></text:span></text:p>
      <text:p text:style-name="P39"><text:span text:style-name="T26">Ez a struktúra tartalmazza a játszma összes tulajdonságát: mikor kezdődött; honnét nézi a játékos a világot; hány ellenség van; milyen nehézség lett kiválasztva; mekkora a minimális távolság az egyes faluk között (ezt a főmenüben a </text:span><text:span text:style-name="Mono"><text:span text:style-name="T26">Map size</text:span></text:span><text:span text:style-name="T26">-al lehet állítani); mik a kezdeti értékek (paraszt/nyersanyag/katona); ez a struktúra tárolja a falvak listájának kezdeti strázsáját; a zászlóaljak listájának mindkét strázsájának címét; a játékos színét, nevét; és a játékos által kiválasztott (irányítandó) falut és a kiválasztott ellenséges falut.</text:span></text:p>
      <text:p text:style-name="Másod_20_szintű"><text:soft-page-break/><text:span text:style-name="T27">2.9. </text:span><text:span text:style-name="Mono"><text:span text:style-name="T9">void PROGRAM_SWITCH_STATE(PROGRAM_STATES STATE);</text:span></text:span></text:p>
      <text:p text:style-name="P40"><text:span text:style-name="T27">Ez a függvény a program állapotának váltására való, mivel elmenti, hogy milyen állapotra akarunk váltani.</text:span></text:p>
      <text:p text:style-name="P40"><text:span text:style-name="T27">Ezek után a program megnézi, hogy akarunk-e állapotot váltani, és ha igen, akkor meghívja az új állapot inicializáló függvényét, az előző állapot un-inicializáló függvényét, majd beállítja az új állapotot.</text:span></text:p>
      <text:p text:style-name="P4"><text:span text:style-name="T12">3. </text:span><text:span text:style-name="Mono"><text:span text:style-name="T21">game_methods.c</text:span></text:span><text:span text:style-name="T17"> és </text:span><text:span text:style-name="Mono"><text:span text:style-name="T21">game_methods.h</text:span></text:span></text:p>
      <text:p text:style-name="P17">Ez a két fájl az alapvető játékbeli algoritmusokat tartalmazza, mint a mesterséges intelligencia, paraszt/katona készítése egy adott faluban, zászlóalj kiküldése egyik faluból a másikba, stb.</text:p>
      <text:p text:style-name="P17"/>
      <text:list xml:id="list9678864622" text:style-name="L1">
        <text:list-item>
          <text:p text:style-name="P19"><text:span text:style-name="Mono"><text:span text:style-name="T13">void TOWN_CREATE_PEASANT(TOWN *this);</text:span></text:span></text:p>
          <text:p text:style-name="P20">Ez a függvény egy adott faluban létrehoz egy parasztot, ha a falu elég nyersanyaggal rendelkezik. A falu memóriacímét paraméterként kapja.</text:p>
          <text:p text:style-name="P20"/>
        </text:list-item>
        <text:list-item>
          <text:p text:style-name="P19"><text:span text:style-name="Mono"><text:span text:style-name="T13">void TOWN_CREATE_WARRIOR(TOWN *this);</text:span></text:span></text:p>
          <text:p text:style-name="P20">Hasonlóan az előző függvényhez, ez is egy falut manipulál, de ez egy katonát készít. Paramétere szintén egy falu memóriacíme.</text:p>
          <text:p text:style-name="P20"/>
        </text:list-item>
        <text:list-item>
          <text:p text:style-name="P19"><text:span text:style-name="Mono"><text:span text:style-name="T13">void UNIT_CREATE(TOWN *from, TOWN *to);</text:span></text:span></text:p>
          <text:p text:style-name="P19"><text:span text:style-name="T13">Ez a függvény kiküld egy zászlóaljnyi katonát a </text:span><text:span text:style-name="Mono"><text:span text:style-name="T13">from</text:span></text:span><text:span text:style-name="T13"> faluból a </text:span><text:span text:style-name="Mono"><text:span text:style-name="T13">to</text:span></text:span><text:span text:style-name="T13"> faluba, elmenti az indulás idejét, és kiszámolja a megérkezés idejét.</text:span></text:p>
          <text:p text:style-name="P20">A kiküldés gyakorlati megvalósítása pedig a zászlóaljakat tároló listába való fűzést jelenti.</text:p>
          <text:p text:style-name="P20"/>
        </text:list-item>
        <text:list-item>
          <text:p text:style-name="P19"><text:span text:style-name="Mono"><text:span text:style-name="T13">int PLAYER_VICTORY();</text:span></text:span></text:p>
          <text:p text:style-name="P20">Ez a függvény megnézi, hogy a játékos nyert-e: ha igen, 1-t ad vissza, minden más esetben 0-t.</text:p>
          <text:p text:style-name="P20"/>
        </text:list-item>
        <text:list-item>
          <text:p text:style-name="P19"><text:span text:style-name="Mono"><text:span text:style-name="T13">int PLAYER_DEFEAT();</text:span></text:span></text:p>
          <text:p text:style-name="P20">Ez a függvény az előző ellenkezőjét csinálja, azt nézi, hogy a játékos vesztett-e. Ha igen, 1-t ad vissza, ha nem, 0-t.</text:p>
          <text:p text:style-name="P20"/>
        </text:list-item>
        <text:list-item>
          <text:p text:style-name="P19"><text:span text:style-name="Mono"><text:span text:style-name="T13">void AI(TOWN *this);</text:span></text:span></text:p>
          <text:p text:style-name="P20">Ez a függvény tartalmazza a mesterséges intelligencia algoritmusát. A játék fő ciklusában minden falura meg van hívva, kivéve a játékos saját faluira.</text:p>
          <text:p text:style-name="P20"/>
        </text:list-item>
        <text:list-item>
          <text:p text:style-name="P19"><text:span text:style-name="Mono"><text:span text:style-name="T13">void TTF_RenderText_Outline(SDL_Surface *dst, char *string, TTF_Font *font, int X, int Y, SDL_Color Ctxt, SDL_Color Cout);</text:span></text:span></text:p>
          <text:p text:style-name="P19"><text:span text:style-name="T13">Ez a függvény kilóg a sorból, ugyanis ez csak rajzol, megadott szöveget megadott képre megadott helyre megadott színnel és megadott körvonallal. A sorminta elkerülésének érdekében lett létrehozva, </text:span><text:span text:style-name="T14">csak a faluk tartalmának kirajzolásánál használom. (parasztok, nyersanyagok és katonák száma)</text:span></text:p>
        </text:list-item>
      </text:list>
      <text:p text:style-name="P11"><text:soft-page-break/>4. A játék főbb állapotai és azok fájljai</text:p>
      <text:p text:style-name="P8"><text:span text:style-name="T14">Mivel a játék több részből áll, könnyen több állapotra bontható. Az állapotok a következők: főmenü, játszma közben, a játékos nyert, a játékos vesztett, dicsőséglista, kilépés. Minden állapothoz két fájl tartozik, egy </text:span><text:span text:style-name="Mono"><text:span text:style-name="T14">.c</text:span></text:span><text:span text:style-name="T14"> és egy </text:span><text:span text:style-name="Mono"><text:span text:style-name="T14">.h</text:span></text:span><text:span text:style-name="T14">, és minden állapot 3 függvénnyel rendelkezik: </text:span><text:span text:style-name="Mono"><text:span text:style-name="T14">inicializáló</text:span></text:span><text:span text:style-name="T14">, </text:span><text:span text:style-name="Mono"><text:span text:style-name="T14">fő algoritmust tartalmazó</text:span></text:span><text:span text:style-name="T14"> és </text:span><text:span text:style-name="Mono"><text:span text:style-name="T14">un-inicializáló</text:span></text:span><text:span text:style-name="T14">. Ezen belül pedig a fő algoritmusokat tartalmazó függvények is 3 külön részre bonthatóak: </text:span><text:span text:style-name="Mono"><text:span text:style-name="T14">eseményfeldolgozó</text:span></text:span><text:span text:style-name="T14">, </text:span><text:span text:style-name="Mono"><text:span text:style-name="T14">számításokat végző</text:span></text:span><text:span text:style-name="T14"> és </text:span><text:span text:style-name="Mono"><text:span text:style-name="T14">kirajzoló rész</text:span></text:span><text:span text:style-name="T14">. (ám ezek a forrásban nincsenek külön függvényekre bontva, viszont el vannak tagolva egymástól.)</text:span></text:p>
      <text:p text:style-name="Másod_20_szintű"><text:span text:style-name="T14">4.1. </text:span><text:span text:style-name="Mono"><text:span text:style-name="T5">state_main_menu.c</text:span></text:span><text:span text:style-name="T18"> és </text:span><text:span text:style-name="Mono"><text:span text:style-name="T5">state_main_menu.h</text:span></text:span></text:p>
      <text:p text:style-name="P21">Ez a két fájl írja le a főmenü alapvető működését.</text:p>
      <text:p text:style-name="P21"/>
      <text:list xml:id="list52904527" text:style-name="L2">
        <text:list-item>
          <text:p text:style-name="P23"><text:span text:style-name="Mono"><text:span text:style-name="T14">void STATE_MAIN_MENU_INIT();</text:span></text:span></text:p>
          <text:p text:style-name="P22">Ez a függvény inicializálja a menüt, de mivel a menü állapotát tároló függvény már a program elindulásakor létrejön, így nem kell inicializálni semmit, így a függvény üres.</text:p>
          <text:p text:style-name="P22"/>
        </text:list-item>
        <text:list-item>
          <text:p text:style-name="P23"><text:span text:style-name="Mono"><text:span text:style-name="T14">void STATE_MAIN_MENU_LOOP();</text:span></text:span></text:p>
          <text:p text:style-name="P22">Ez a függvény felel a menü működéséért. Az eseményfeldolgozó rész feldolgozza a billentyűleütéseket, ezáltal lehet lépkedni a menüpontok között, <text:s/>választani az értékek között és nevet beírni. Szintén ennek a résznek köszönhető, hogy a játszma is elindítható, mivel itt hívódik meg a program állapotát váltó függvény is.</text:p>
          <text:p text:style-name="P22">Ha pedig változás történt a menüben, akkor újra kirajzolja.</text:p>
          <text:p text:style-name="P22"/>
        </text:list-item>
        <text:list-item>
          <text:p text:style-name="P23"><text:span text:style-name="Mono"><text:span text:style-name="T14">void STATE_MAIN_MENU_UNINIT();</text:span></text:span></text:p>
          <text:p text:style-name="P22">Mivel nincs semmi feltakarítandó vagy visszaállítandó érték a menüben, ezért ez a függvény is üres.</text:p>
        </text:list-item>
      </text:list>
      <text:p text:style-name="Másod_20_szintű"><text:span text:style-name="T14">4.2. </text:span><text:span text:style-name="Mono"><text:span text:style-name="T5">state_playing.c</text:span></text:span><text:span text:style-name="T18"> és </text:span><text:span text:style-name="Mono"><text:span text:style-name="T5">state_playing.h</text:span></text:span></text:p>
      <text:p text:style-name="P21">Ez a 2 fájl felel a játszma alapvető dinamikájáért, nem hiába ez az állapot a legösszetettebb és a leghosszabb is.</text:p>
      <text:p text:style-name="P21"/>
      <text:list xml:id="list2168501838" text:style-name="L3">
        <text:list-item>
          <text:p text:style-name="P24"><text:span text:style-name="Mono"><text:span text:style-name="T15">void STATE_PLAYING_INIT();</text:span></text:span></text:p>
          <text:p text:style-name="P25">Ez a függvény előkészíti a játszmát: lefoglalja a láncolt listák strázsáit; létrehozza a falvakat; beállítja a kezdeti értékeket; és megvizsgálja a nézőpont szélsőértékeit. (emiatt nem lehet túl messzire menni a térképen.)</text:p>
          <text:p text:style-name="P25"/>
        </text:list-item>
        <text:list-item>
          <text:p text:style-name="P24"><text:span text:style-name="Mono"><text:span text:style-name="T15">void STATE_PLAYING_UNINIT();</text:span></text:span></text:p>
          <text:p text:style-name="P25">Ez a függvény a játszma utáni „takarítást” végzi el: felszabadítja a láncolt listákat. Más feladata nincs.</text:p>
          <text:p text:style-name="P25"/>
        </text:list-item>
        <text:list-item>
          <text:p text:style-name="P24"><text:span text:style-name="Mono"><text:span text:style-name="T15">void STATE_PLAYING_LOOP();</text:span></text:span></text:p>
          <text:p text:style-name="P25">Ez a függvény a játék lelke: feldolgozza a felhasználó által generált eseményeket; reagál rájuk; kiszámolja a falvak nyersanyagmennyiségét; <text:soft-page-break/>megvizsgálja az összes menetelő zászlóaljat, amik ha beértek, akkor kiszámolja a harcok kimenetelét is; falufoglalás esetén megnézi, hogy a játékos nyert/vesztett-e; lefuttatja a mesterséges intelligencia algoritmusát a számítógép által vezérelt falvakon; és végül kirajzolja a világot a képernyőre.</text:p>
        </text:list-item>
      </text:list>
      <text:p text:style-name="P5"><text:span text:style-name="T15">4.3. </text:span><text:span text:style-name="Mono"><text:span text:style-name="T6">state_victory.c</text:span></text:span><text:span text:style-name="T15"> és </text:span><text:span text:style-name="Mono"><text:span text:style-name="T6">state_victory.h</text:span></text:span></text:p>
      <text:p text:style-name="P26">Ez a 2 fájl a nyerési állapotot írja le. Akkor lép a program ebbe az állapotba, amikor a játékos megnyerte a játszmát, azaz sikeresen elfoglalta az összes falut.</text:p>
      <text:list xml:id="list489067041" text:style-name="L4">
        <text:list-item>
          <text:p text:style-name="P29"><text:span text:style-name="Mono"><text:span text:style-name="T15">void STATE_VICTORY_INIT();</text:span></text:span></text:p>
          <text:p text:style-name="P29"><text:span text:style-name="T15">Ez a függvény inicializálja az állapotot: kiszámolja, hogy hány pontot ért el a felhasználó; beolvassa az eddigi dicsőséglistát; megnézi, hogy be kell-e szúrni a felhasználó pontszámát a listába, és ha igen, beszúrja, majd kiírja az új dicsőséglistát; és végül kiírja a képernyőre a </text:span><text:span text:style-name="Mono"><text:span text:style-name="T15">Victory!</text:span></text:span><text:span text:style-name="T15"> szöveget, tudatva a </text:span><text:span text:style-name="T15">felhasználóval, hogy nyert.</text:span></text:p>
          <text:p text:style-name="P27"/>
        </text:list-item>
        <text:list-item>
          <text:p text:style-name="P29"><text:span text:style-name="Mono"><text:span text:style-name="T15">void STATE_VICTORY_LOOP();</text:span></text:span></text:p>
          <text:p text:style-name="P30"><text:span text:style-name="T16">Ez a függvény nem csinál semmit, csak eseményre vár, és ha az esemény egy </text:span><text:span text:style-name="Mono"><text:span text:style-name="T16">ENTER</text:span></text:span><text:span text:style-name="T16"> leütése, akkor a program állapotot vált a főmenü állapotára.</text:span></text:p>
          <text:p text:style-name="P28"/>
        </text:list-item>
        <text:list-item>
          <text:p text:style-name="P29"><text:span text:style-name="Mono"><text:span text:style-name="T15">void STATE_VICTORY_UNINIT();</text:span></text:span></text:p>
          <text:p text:style-name="P31">Ez a függvény nem csinál semmit, mivel nincs mit „feltakarítani”/beállítani az állapotból kilépéskor.</text:p>
        </text:list-item>
      </text:list>
      <text:p text:style-name="P6"><text:span text:style-name="T22">4.4. </text:span><text:span text:style-name="Mono"><text:span text:style-name="T7">state_defeat.c</text:span></text:span><text:span text:style-name="T22"> és </text:span><text:span text:style-name="Mono"><text:span text:style-name="T7">state_defeat.h</text:span></text:span></text:p>
      <text:p text:style-name="P32">Ez a 2 fájl a vesztett állapotot írja le, amikor a felhasználó összes faluját elfoglalták és nem rendelkezik egy zászlóaljjal sem.</text:p>
      <text:p text:style-name="P32"/>
      <text:list xml:id="list975011941" text:style-name="L5">
        <text:list-item>
          <text:p text:style-name="P36"><text:span text:style-name="Mono"><text:span text:style-name="T22">void STATE_DEFEAT_INIT();</text:span></text:span></text:p>
          <text:p text:style-name="P36"><text:span text:style-name="T22">Ez a függvény a vesztett állapotot inicializálja: kiírja a képernyőre a </text:span><text:span text:style-name="Mono"><text:span text:style-name="T22">You have been defeated!</text:span></text:span><text:span text:style-name="T22"> Szöveget.</text:span></text:p>
          <text:p text:style-name="P33"/>
        </text:list-item>
        <text:list-item>
          <text:p text:style-name="P36"><text:span text:style-name="Mono"><text:span text:style-name="T22">void STATE_DEFEAT_LOOP();</text:span></text:span></text:p>
          <text:p text:style-name="P36"><text:span text:style-name="T22">Ennek a függvénynek csak eseményfeldolgozó szerepe van: eseményre vár, és ha az pont egy </text:span><text:span text:style-name="Mono"><text:span text:style-name="T22">ENTER</text:span></text:span><text:span text:style-name="T22">-leütés, akkor visszalép a főmenübe. (állapotot vált)</text:span></text:p>
          <text:p text:style-name="P33"/>
        </text:list-item>
        <text:list-item>
          <text:p text:style-name="P36"><text:span text:style-name="Mono"><text:span text:style-name="T22">void STATE_DEFEAT_UNINIT();</text:span></text:span></text:p>
          <text:p text:style-name="P33">Ez a függvény üres, mivel nincs mit feltakarítani/visszaállítani az állapotból kilépéskor.</text:p>
        </text:list-item>
      </text:list>
      <text:p text:style-name="P12">4.5. <text:span text:style-name="Mono"><text:span text:style-name="T4">state_</text:span></text:span><text:span text:style-name="Mono"><text:span text:style-name="T8">view_highscores</text:span></text:span><text:span text:style-name="Mono"><text:span text:style-name="T4">.c</text:span></text:span> és <text:span text:style-name="Mono"><text:span text:style-name="T4">state_vi</text:span></text:span><text:span text:style-name="Mono"><text:span text:style-name="T8">ew_highscores</text:span></text:span><text:span text:style-name="Mono"><text:span text:style-name="T4">.h</text:span></text:span></text:p>
      <text:p text:style-name="P32">Ez a 2 fájl a dicsőséglista megjelenítéséért felel.</text:p>
      <text:p text:style-name="P32"/>
      <text:list xml:id="list1492290292" text:style-name="L6">
        <text:list-item>
          <text:p text:style-name="P34"><text:span text:style-name="Mono">void STATE_VIEW_HIGHSCORES_INIT();</text:span></text:p>
          <text:p text:style-name="P37"><text:span text:style-name="T22">Ez a függvény inicializálja az állapotot: els</text:span><text:span text:style-name="T23">ötétíti a menü képét, beolvassa a dicsőséglistát, majd ki</text:span><text:span text:style-name="T24">listázza</text:span><text:span text:style-name="T23"> a képernyőre.</text:span></text:p>
          <text:p text:style-name="P34"><text:soft-page-break/></text:p>
        </text:list-item>
        <text:list-item>
          <text:p text:style-name="P34"><text:span text:style-name="Mono">void STATE_VIEW_HIGHSCORES_UNINIT();</text:span></text:p>
          <text:p text:style-name="P35"><text:span text:style-name="T24">Ez az függvény is üres, mivel nincs mit feltakarítani/beállítani.</text:span></text:p>
          <text:p text:style-name="P34"/>
        </text:list-item>
        <text:list-item>
          <text:p text:style-name="P34"><text:span text:style-name="Mono">void STATE_VIEW_HIGHSCORES_LOOP();</text:span></text:p>
          <text:p text:style-name="P35"><text:span text:style-name="T24">Ez a függvény szintén csak eseményre vár, és ha az egy </text:span><text:span text:style-name="Mono"><text:span text:style-name="T24">ESC</text:span></text:span><text:span text:style-name="T24">-leütés, akkor a program visszalép a főmenüb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adornments="Félkövér" style:font-family-generic="swiss" style:font-pitch="fixed"/>
    <style:font-face style:name="Calisto MT" svg:font-family="'Calisto MT'" style:font-adornments="Félkövér" style:font-family-generic="roman" style:font-pitch="variable"/>
    <style:font-face style:name="Droid Serif1" svg:font-family="'Droid Serif'" style:font-family-generic="roman" style:font-pitch="variable"/>
    <style:font-face style:name="Droid Serif" svg:font-family="'Droid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1cm" fo:margin-right="1cm" fo:margin-top="0cm" fo:margin-bottom="0cm" style:contextual-spacing="false" fo:text-indent="0cm" style:auto-text-indent="false"/>
      <style:text-properties style:font-name="Droid Seri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style:font-name="Calisto MT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.4cm" fo:margin-right="0cm" fo:margin-top="0cm" fo:margin-bottom="0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Első_20_szintű" style:display-name="Első szintű" style:family="paragraph" style:parent-style-name="Standard" style:master-page-name="">
      <style:paragraph-properties fo:margin="100%" fo:margin-left="0cm" fo:margin-right="0cm" fo:margin-top="1cm" fo:margin-bottom="0.3cm" style:contextual-spacing="false" fo:text-indent="0cm" style:auto-text-indent="false" style:page-number="auto"/>
      <style:text-properties fo:font-size="20pt" fo:font-weight="normal" style:font-size-asian="10.5pt"/>
    </style:style>
    <style:style style:name="Másod_20_szintű" style:display-name="Másod szintű" style:family="paragraph" style:parent-style-name="Első_20_szintű" style:master-page-name="">
      <style:paragraph-properties fo:margin="100%" fo:margin-left="0.499cm" fo:margin-right="0cm" fo:margin-top="0.499cm" fo:margin-bottom="0.3cm" style:contextual-spacing="false" fo:text-indent="0cm" style:auto-text-indent="false" style:page-number="auto"/>
      <style:text-properties fo:font-size="15pt" fo:font-weight="normal" style:font-size-asian="10.5pt"/>
    </style:style>
    <style:style style:name="Sima_20_szöveg" style:display-name="Sima szöveg" style:family="paragraph" style:parent-style-name="Standard" style:master-page-name="">
      <style:paragraph-properties fo:text-align="justify" style:justify-single-word="false" style:page-number="auto"/>
      <style:text-properties fo:font-size="12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Mono" style:family="text">
      <style:text-properties style:font-name="Droid Sans Mono" fo:font-size="11pt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évtele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officeooo:rsid="00171f08" officeooo:paragraph-rsid="00171f08"/>
    </style:style>
    <style:style style:name="MP2" style:family="paragraph" style:parent-style-name="Footer">
      <style:paragraph-properties fo:margin-left="0cm" fo:margin-right="0.026cm" fo:text-indent="0cm" style:auto-text-indent="false">
        <style:tab-stops>
          <style:tab-stop style:position="9.001cm" style:type="center"/>
          <style:tab-stop style:position="17.013cm" style:type="right"/>
        </style:tab-stops>
      </style:paragraph-properties>
      <style:text-properties fo:color="#808080" officeooo:rsid="00171f08" officeooo:paragraph-rsid="00171f08"/>
    </style:style>
    <style:style style:name="MT1" style:family="text">
      <style:text-properties officeooo:rsid="001cbaf2"/>
    </style:style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S.U.M.S.U.M. <text:span text:style-name="MT1">Programozói</text:span> Dok.<text:tab/><text:tab/>Boros László - VM0LV0</text:p>
      </style:header>
      <style:footer>
        <text:p text:style-name="MP2"><text:tab/><text:tab/>2012. december 2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17:03:01</meta:creation-date>
    <meta:editing-cycles>14</meta:editing-cycles>
    <meta:editing-duration>PT4H38M38S</meta:editing-duration>
    <dc:date>2012-12-02T23:50:40</dc:date>
    <meta:generator>LibreOffice/3.6$Linux_X86_64 LibreOffice_project/360m1$Build-2</meta:generator>
    <meta:document-statistic meta:table-count="0" meta:image-count="0" meta:object-count="0" meta:page-count="6" meta:paragraph-count="94" meta:word-count="1472" meta:character-count="10407" meta:non-whitespace-character-count="9071"/>
  </office:meta>
</office:document-meta>
</file>